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fo:min-height="3.506cm"/>
    </style:style>
    <style:style style:name="pr2" style:family="presentation" style:parent-style-name="lyt-blackandwhite-subtitle">
      <style:graphic-properties draw:fill-color="#ffffff" fo:min-height="12.179cm"/>
    </style:style>
    <style:style style:name="pr3" style:family="presentation" style:parent-style-name="lyt-blackandwhite-title">
      <style:graphic-properties draw:auto-grow-height="true" fo:min-height="2.843cm"/>
    </style:style>
    <style:style style:name="pr4" style:family="presentation" style:parent-style-name="lyt-blackandwhite-outline1">
      <style:graphic-properties fo:min-height="11.929cm"/>
    </style:style>
    <style:style style:name="pr5" style:family="presentation" style:parent-style-name="lyt-blackandwhite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ecoming Human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4.352cm" svg:y="8.4cm" draw:page-number="1" presentation:class="page"/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placeholder="true">
          <draw:text-box/>
        </draw:frame>
        <draw:frame presentation:style-name="pr4" draw:layer="layout" svg:width="24.599cm" svg:height="12.18cm" svg:x="2cm" svg:y="5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32.046cm" svg:x="2.1cm" svg:y="14.107cm" presentation:class="notes" presentation:user-transformed="true">
            <draw:text-box>
              <text:p>Once a man came to me and spoke for hours about</text:p>
              <text:p>'His great visions of God'' he felt he was having.</text:p>
              <text:p>He asked me for confirmation,saying,</text:p>
              <text:p>“Are these wondrous dreams true?”</text:p>
              <text:p>I replied,”How many goats do you have?'He looked surprised and said</text:p>
              <text:p>“I am speaking of sublime visions</text:p>
              <text:p>And you ask about goats!</text:p>
              <text:p>And I spoke again saying,</text:p>
              <text:p>“Yes, brother—how many do you have?”</text:p>
              <text:p>“Well, Hafiz, I have sixty-two”.</text:p>
              <text:p>“And how many wives?”</text:p>
              <text:p>Again he looked surprised, then said</text:p>
              <text:p>“Four”</text:p>
              <text:p>“How many rose bushes in your garden, How many children, are your parents still alive,do you feed the birds in winter?”</text:p>
              <text:p>To all he answered. Then I said</text:p>
              <text:p>You asked me if I thought your visions were true,I would say they were if they makeyou become more human,</text:p>
              <text:p>More kind to every creature and plant you know.</text:p>
              <text:p>,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1T15:08:01.01</meta:creation-date>
    <dc:date>2012-05-11T15:39:38.78</dc:date>
    <meta:editing-duration>PT52S</meta:editing-duration>
    <meta:editing-cycles>1</meta:editing-cycles>
    <meta:document-statistic meta:object-count="39"/>
    <meta:generator>LibreOffice/3.5$Windows_x86 LibreOffice_project/281b639-6baa1d3-ef66a77-d866f25-f36d45f</meta:generator>
  </office:meta>
</office:document-meta>
</file>